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paragraph-rsid="001a2b18"/>
    </style:style>
    <style:style style:name="P2" style:family="paragraph" style:parent-style-name="Standard">
      <style:text-properties officeooo:rsid="001a2b18" officeooo:paragraph-rsid="001a2b18"/>
    </style:style>
    <style:style style:name="P3" style:family="paragraph" style:parent-style-name="Standard">
      <loext:graphic-properties draw:fill="none" draw:fill-gradient-name="gradient" draw:fill-hatch-name="hatch"/>
      <style:paragraph-properties fo:margin-left="0cm" fo:margin-right="0cm" fo:line-height="150%" fo:text-align="justify" style:justify-single-word="false" fo:hyphenation-ladder-count="no-limit" fo:text-indent="0.499cm" style:auto-text-indent="false" fo:background-color="transparent"/>
      <style:text-properties officeooo:rsid="001a2b18" officeooo:paragraph-rsid="001a2b18" fo:hyphenate="true" fo:hyphenation-remain-char-count="2" fo:hyphenation-push-char-count="2" loext:hyphenation-no-caps="false"/>
    </style:style>
    <style:style style:name="P4" style:family="paragraph" style:parent-style-name="Standard" style:master-page-name="">
      <loext:graphic-properties draw:fill="none" draw:fill-gradient-name="gradient" draw:fill-hatch-name="hatch"/>
      <style:paragraph-properties fo:margin-left="0cm" fo:margin-right="0cm" fo:line-height="150%" fo:text-align="justify" style:justify-single-word="false" fo:hyphenation-ladder-count="no-limit" fo:text-indent="0.499cm" style:auto-text-indent="false" style:page-number="auto" fo:background-color="transparent"/>
      <style:text-properties officeooo:paragraph-rsid="001a2b18" fo:hyphenate="true" fo:hyphenation-remain-char-count="2" fo:hyphenation-push-char-count="2" loext:hyphenation-no-caps="false"/>
    </style:style>
    <style:style style:name="P5" style:family="paragraph" style:parent-style-name="Standard">
      <loext:graphic-properties draw:fill="none" draw:fill-gradient-name="gradient" draw:fill-hatch-name="hatch"/>
      <style:paragraph-properties fo:margin-left="0cm" fo:margin-right="0cm" fo:line-height="150%" fo:text-align="justify" style:justify-single-word="false" fo:hyphenation-ladder-count="no-limit" fo:text-indent="0.499cm" style:auto-text-indent="false" fo:background-color="transparent"/>
      <style:text-properties officeooo:paragraph-rsid="001a2b18" fo:hyphenate="true" fo:hyphenation-remain-char-count="2" fo:hyphenation-push-char-count="2" loext:hyphenation-no-caps="false"/>
    </style:style>
    <style:style style:name="P6" style:family="paragraph" style:parent-style-name="Standard">
      <loext:graphic-properties draw:fill-gradient-name="gradient" draw:fill-hatch-name="hatch"/>
      <style:paragraph-properties fo:line-height="150%" fo:text-align="justify" style:justify-single-word="false" fo:hyphenation-ladder-count="no-limit"/>
      <style:text-properties officeooo:paragraph-rsid="001a2b18" fo:hyphenate="true" fo:hyphenation-remain-char-count="2" fo:hyphenation-push-char-count="2" loext:hyphenation-no-caps="false"/>
    </style:style>
    <style:style style:name="P7" style:family="paragraph" style:parent-style-name="Text_20_body">
      <loext:graphic-properties draw:fill-gradient-name="gradient" draw:fill-hatch-name="hatch"/>
      <style:paragraph-properties fo:margin-left="0cm" fo:margin-right="0cm" fo:line-height="150%" fo:text-align="justify" style:justify-single-word="false" fo:hyphenation-ladder-count="no-limit" fo:text-indent="0.501cm" style:auto-text-indent="false"/>
      <style:text-properties fo:hyphenate="true" fo:hyphenation-remain-char-count="2" fo:hyphenation-push-char-count="2" loext:hyphenation-no-caps="false"/>
    </style:style>
    <style:style style:name="P8" style:family="paragraph" style:parent-style-name="Text_20_body">
      <loext:graphic-properties draw:fill-gradient-name="gradient" draw:fill-hatch-name="hatch"/>
      <style:paragraph-properties fo:margin-left="0cm" fo:margin-right="0cm" fo:line-height="150%" fo:text-align="justify" style:justify-single-word="false" fo:hyphenation-ladder-count="no-limit" fo:text-indent="0.501cm" style:auto-text-indent="false"/>
      <style:text-properties officeooo:paragraph-rsid="001a2b18" fo:hyphenate="true" fo:hyphenation-remain-char-count="2" fo:hyphenation-push-char-count="2" loext:hyphenation-no-caps="false"/>
    </style:style>
    <style:style style:name="T1" style:family="text">
      <style:text-properties officeooo:rsid="001a2b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live Barker – <text:span text:style-name="T1">Il mondo in un tappeto, capitolo 2</text:span></text:h>
      <text:p text:style-name="P2">[Nel seguente testo, sottolinea tutti i verbi che incontri.]</text:p>
      <text:p text:style-name="P2"/>
      <text:p text:style-name="Standard"/>
      <text:p text:style-name="P4">Cal aveva detto molte volte a suo padre che il legno alla base della porta della piccionaia stava marcendo. <text:span text:style-name="T1">[…]</text:span></text:p>
      <text:p text:style-name="P6"/>
      <text:p text:style-name="P4">Mormorando un saluto ai quaranta o più colombi, Cal entrò, e fu accolto da un'estrema agitazione. Con poche eccezioni, tutti svolazzavano avanti e indietro nelle gabbie, come fossero sull'orlo dell'isteria. “I ratti erano riusciti a entrare?” si chiese Cal. Si guardò intorno in cerca di qualche danno, ma non c'erano segni visibili di ciò che aveva causato tanta frenesia.</text:p>
      <text:p text:style-name="P5"/>
      <text:p text:style-name="P8">Non li aveva mai visti così eccitati. Per mezzo minuto rimase immobile, sbalordito, a osservare la scena mentre il frullo delle ali gli faceva girare la testa; e finalmente decise di entrare nella gabbia più grande e di mettere al sicuro dalla mischia gli esemplari più preziosi prima che si facessero male.</text:p>
      <text:p text:style-name="P8">Aveva aperto la porta di cinque o dieci centimetri, non di più, quando uno dei campioni dell'anno precedente, un maschio solitamente tranquillo che, come tutti, era conosciuto con il suo numero, 33, si lanciò verso il varco. Sconcertato dalla rapidità del movimento, Cal lasciò andare la porta, e nei pochi secondi che trascorsero tra il momento in cui le sue dita scivolarono dal chiavistello e quello in cui lo strinse di nuovo, 33 volò fuori.</text:p>
      <text:p text:style-name="P7">«Accidenti a te!» gridò Cal, imprecando più contro se stesso che contro il colombo perché era stato lui, in fondo, a lasciare socchiusa la porta della piccionaia attraverso la quale 33, noncurante del male che poteva causare a se stesso con quella scelta, era uscito.</text:p>
      <text:p text:style-name="P7">Nei pochi attimi che Cal impiegò a richiudere la gabbia, il colombo varcò la porta e volò via. Cal lo inseguì, stordito; ma quando uscì all'aperto, 33 s'era già involato sopra il giardino. All'altezza del tetto descriveva tre cerchi sempre più ampi, come per orientarsi. Poi parve individuare il suo obiettivo e sfrecciò via verso nord-nord-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Arim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9T18:30:06.975186633</dc:date>
    <meta:editing-duration>PT8M29S</meta:editing-duration>
    <meta:editing-cycles>1</meta:editing-cycles>
    <meta:document-statistic meta:table-count="0" meta:image-count="0" meta:object-count="0" meta:page-count="1" meta:paragraph-count="8" meta:word-count="325" meta:character-count="1957" meta:non-whitespace-character-count="1639"/>
    <meta:generator>LibreOffice/7.3.7.2$Linux_X86_64 LibreOffice_project/30$Build-2</meta:generator>
  </office:meta>
</office:document-meta>
</file>